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3cm" fo:min-width="0cm"/>
    </style:style>
    <style:style style:name="gr4" style:family="graphic" style:parent-style-name="objectwithoutfill">
      <style:graphic-properties svg:stroke-color="#0000ff" draw:marker-start="Arrow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1.765cm" fo:min-width="3.6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08cm" fo:min-width="0cm"/>
    </style:style>
    <style:style style:name="gr7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1.177cm" fo:min-width="3.766cm"/>
    </style:style>
    <style:style style:name="gr8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1.177cm" fo:min-width="3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color="#000080" fo:font-size="15pt" style:font-size-asian="15pt" style:font-size-complex="15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color="#000000"/>
    </style:style>
    <style:style style:name="P6" style:family="paragraph">
      <style:text-properties fo:color="#000000"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000080"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size="15pt" style:font-size-asian="15pt" style:font-size-complex="15pt"/>
    </style:style>
    <style:style style:name="T5" style:family="text">
      <style:text-properties fo:color="#80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74cm" svg:height="4.656cm" svg:x="7.41cm" svg:y="6.193cm">
          <text:p text:style-name="P1">Kicker <text:line-break/>Sequence Module </text:p>
          <text:p text:style-name="P1">(KSM)</text:p>
          <text:p text:style-name="P1">[Edev Group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cm" svg:y1="2.3cm" svg:x2="10cm" svg:y2="6.24cm">
          <text:p/>
        </draw:line>
        <draw:frame draw:style-name="gr3" draw:text-style-name="P2" draw:layer="layout" svg:width="5.185cm" svg:height="2.603cm" draw:transform="rotate (1.5707963267946) translate (7.297cm 6.185cm)">
          <draw:text-box>
            <text:p><text:span text:style-name="T1">Signal from </text:span><text:span text:style-name="T1"><text:line-break/></text:span><text:span text:style-name="T1">cyclotron </text:span><text:span text:style-name="T1"><text:line-break/></text:span><text:span text:style-name="T1">blanking pulser (TTL)</text:span></text:p>
          </draw:text-box>
        </draw:frame>
        <draw:line draw:style-name="gr4" draw:text-style-name="P1" draw:layer="layout" svg:x1="8.305cm" svg:y1="14.968cm" svg:x2="8.305cm" svg:y2="10.849cm">
          <text:p/>
        </draw:line>
        <draw:frame draw:style-name="gr5" draw:text-style-name="P3" draw:layer="layout" svg:width="4.129cm" svg:height="2.015cm" draw:transform="rotate (1.58824961931454) translate (8.735cm 14.825cm)">
          <draw:text-box>
            <text:p><text:span text:style-name="T2">Kicker time </text:span></text:p>
            <text:p><text:span text:style-name="T2">Offset control </text:span><text:span text:style-name="T2"><text:line-break/></text:span><text:span text:style-name="T2">(ethernet)</text:span></text:p>
          </draw:text-box>
        </draw:frame>
        <draw:line draw:style-name="gr2" draw:text-style-name="P1" draw:layer="layout" svg:x1="14.572cm" svg:y1="6.014cm" svg:x2="14.572cm" svg:y2="2.612cm">
          <text:p/>
        </draw:line>
        <draw:frame draw:style-name="gr6" draw:text-style-name="P2" draw:layer="layout" svg:width="4.859cm" svg:height="2.358cm" draw:transform="rotate (1.5707963267946) translate (12.271cm 6cm)">
          <draw:text-box>
            <text:p><text:span text:style-name="T1">Kicker sequence</text:span><text:span text:style-name="T1"><text:line-break/></text:span><text:span text:style-name="T1">to UCN group (TTL)</text:span></text:p>
          </draw:text-box>
        </draw:frame>
        <draw:line draw:style-name="gr4" draw:text-style-name="P1" draw:layer="layout" svg:x1="11.262cm" svg:y1="15.011cm" svg:x2="11.262cm" svg:y2="10.892cm">
          <text:p/>
        </draw:line>
        <draw:frame draw:style-name="gr7" draw:text-style-name="P3" draw:layer="layout" svg:width="4.266cm" svg:height="1.427cm" draw:transform="rotate (1.58790055346414) translate (11.194cm 14.982cm)">
          <draw:text-box>
            <text:p><text:span text:style-name="T2">Kick sequence</text:span></text:p>
            <text:p><text:span text:style-name="T2">(ethernet)</text:span></text:p>
          </draw:text-box>
        </draw:frame>
        <draw:line draw:style-name="gr4" draw:text-style-name="P1" draw:layer="layout" svg:x1="13.4cm" svg:y1="15.001cm" svg:x2="13.4cm" svg:y2="10.882cm">
          <text:p/>
        </draw:line>
        <draw:frame draw:style-name="gr8" draw:text-style-name="P3" draw:layer="layout" svg:width="3.7cm" svg:height="1.427cm" draw:transform="rotate (1.58807508638934) translate (13.464cm 14.775cm)">
          <draw:text-box>
            <text:p><text:span text:style-name="T2">Kick fraction</text:span></text:p>
            <text:p><text:span text:style-name="T2">(ethernet)</text:span></text:p>
          </draw:text-box>
        </draw:frame>
        <draw:line draw:style-name="gr2" draw:text-style-name="P1" draw:layer="layout" svg:x1="1.5cm" svg:y1="6.73cm" svg:x2="7.409cm" svg:y2="6.73cm">
          <text:p/>
        </draw:line>
        <draw:frame draw:style-name="gr9" draw:text-style-name="P4" draw:layer="layout" svg:width="5.552cm" svg:height="1.69cm" svg:x="1.648cm" svg:y="5.4cm">
          <draw:text-box>
            <text:p><text:span text:style-name="T3">Notch cleaniness</text:span><text:span text:style-name="T3"><text:line-break/></text:span><text:span text:style-name="T3">kick inhibit <text:s/>(TTL)</text:span></text:p>
          </draw:text-box>
        </draw:frame>
        <draw:line draw:style-name="gr2" draw:text-style-name="P1" draw:layer="layout" svg:x1="7.23cm" svg:y1="9.595cm" svg:x2="1.5cm" svg:y2="9.595cm">
          <text:p/>
        </draw:line>
        <draw:frame draw:style-name="gr9" draw:text-style-name="P2" draw:layer="layout" svg:width="5.552cm" svg:height="1.69cm" svg:x="1.7cm" svg:y="8.01cm">
          <draw:text-box>
            <text:p><text:span text:style-name="T1">kick timing</text:span></text:p>
            <text:p><text:span text:style-name="T1">signal (TTL)</text:span></text:p>
          </draw:text-box>
        </draw:frame>
        <draw:line draw:style-name="gr2" draw:text-style-name="P1" draw:layer="layout" svg:x1="16.161cm" svg:y1="8.481cm" svg:x2="20.2cm" svg:y2="8.4cm">
          <text:p/>
        </draw:line>
        <draw:frame draw:style-name="gr3" draw:text-style-name="P6" draw:layer="layout" svg:width="4.699cm" svg:height="2.603cm" svg:x="16.2cm" svg:y="3.997cm">
          <draw:text-box>
            <text:p text:style-name="P5"><text:span text:style-name="T4">Magnet ramp</text:span></text:p>
            <text:p text:style-name="P5"><text:span text:style-name="T4">up/down </text:span><text:span text:style-name="T4"><text:line-break/></text:span><text:span text:style-name="T4">signal </text:span></text:p>
            <text:p text:style-name="P5"><text:span text:style-name="T4">(TTL : for debug) </text:span></text:p>
          </draw:text-box>
        </draw:frame>
        <draw:line draw:style-name="gr2" draw:text-style-name="P1" draw:layer="layout" svg:x1="16.2cm" svg:y1="6.9cm" svg:x2="20.2cm" svg:y2="6.8cm">
          <text:p/>
        </draw:line>
        <draw:frame draw:style-name="gr3" draw:text-style-name="P2" draw:layer="layout" svg:width="4.699cm" svg:height="2.603cm" svg:x="16.2cm" svg:y="8.7cm">
          <draw:text-box>
            <text:p><text:span text:style-name="T5">Magnet ramp</text:span></text:p>
            <text:p><text:span text:style-name="T5">up/down </text:span><text:span text:style-name="T5"><text:line-break/></text:span><text:span text:style-name="T5">signal </text:span></text:p>
            <text:p><text:span text:style-name="T5">(optical)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2" draw:display-name="Arrowheads 2" svg:viewBox="0 0 1321 3493" svg:d="M1321 3493h-1321l702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94cm" fo:page-height="16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Lindner</meta:initial-creator>
    <meta:creation-date>2016-03-09T08:36:33</meta:creation-date>
    <dc:date>2016-03-26T07:37:22</dc:date>
    <dc:creator>Thomas Lindner</dc:creator>
    <meta:editing-duration>PT9M37S</meta:editing-duration>
    <meta:editing-cycles>5</meta:editing-cycles>
    <meta:generator>OpenOffice/4.1.1$Unix OpenOffice.org_project/411m6$Build-9775</meta:generator>
    <meta:document-statistic meta:object-count="19"/>
  </office:meta>
</office:document-meta>
</file>